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1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51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71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2.771cm" fo:min-width="2.525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411cm" svg:y1="15.279cm" svg:x2="10.61cm" svg:y2="15.48cm">
              <text:p/>
            </draw:line>
            <draw:line draw:style-name="gr2" draw:text-style-name="P1" draw:layer="layout" svg:x1="10.61cm" svg:y1="15.279cm" svg:x2="10.411cm" svg:y2="15.48cm">
              <text:p/>
            </draw:line>
          </draw:g>
          <draw:frame draw:style-name="gr3" draw:text-style-name="P3" draw:layer="layout" svg:width="0.251cm" svg:height="0.38cm" svg:x="10.411cm" svg:y="14.909cm">
            <draw:text-box>
              <text:p text:style-name="P2"><text:span text:style-name="T1">T</text:span></text:p>
            </draw:text-box>
          </draw:frame>
          <draw:g>
            <draw:line draw:style-name="gr4" draw:text-style-name="P1" draw:layer="layout" svg:x1="8.943cm" svg:y1="13.688cm" svg:x2="9.142cm" svg:y2="13.889cm">
              <text:p/>
            </draw:line>
            <draw:line draw:style-name="gr5" draw:text-style-name="P1" draw:layer="layout" svg:x1="9.142cm" svg:y1="13.688cm" svg:x2="8.943cm" svg:y2="13.889cm">
              <text:p/>
            </draw:line>
          </draw:g>
          <draw:frame draw:style-name="gr3" draw:text-style-name="P3" draw:layer="layout" svg:width="0.251cm" svg:height="0.38cm" svg:x="8.944cm" svg:y="13.316cm">
            <draw:text-box>
              <text:p text:style-name="P2"><text:span text:style-name="T1">U</text:span></text:p>
            </draw:text-box>
          </draw:frame>
          <draw:custom-shape draw:style-name="gr6" draw:text-style-name="P4" draw:layer="layout" svg:width="4.301cm" svg:height="4.301cm" svg:x="8.358cm" svg:y="13.2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63" draw:display-name="Dashed (var) 6863" draw:style="rect" draw:dots1="1" draw:dots1-length="0.001cm" draw:dots2="1" draw:dots2-length="0.001cm" draw:distance="0.001cm"/>
    <draw:stroke-dash draw:name="Dashed_20__28_var_29__20_6865" draw:display-name="Dashed (var) 6865" draw:style="rect" draw:dots1="1" draw:dots1-length="0.001cm" draw:dots2="1" draw:dots2-length="0.001cm" draw:distance="0.001cm"/>
    <draw:stroke-dash draw:name="Dashed_20__28_var_29__20_7171" draw:display-name="Dashed (var) 7171" draw:style="rect" draw:dots1="1" draw:dots1-length="0.001cm" draw:dots2="1" draw:dots2-length="0.001cm" draw:distance="0.001cm"/>
    <draw:stroke-dash draw:name="Dashed_20__28_var_29__20_7172" draw:display-name="Dashed (var) 7172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35:39.951727985</meta:creation-date>
    <dc:date>2018-02-14T14:53:45.514744667</dc:date>
    <meta:editing-duration>PT23S</meta:editing-duration>
    <meta:editing-cycles>2</meta:editing-cycles>
    <meta:generator>LibreOffice/6.0.0.3$MacOSX_X86_64 LibreOffice_project/64a0f66915f38c6217de274f0aa8e15618924765</meta:generator>
    <meta:document-statistic meta:object-count="10"/>
  </office:meta>
</office:document-meta>
</file>